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inherit" svg:font-family="inherit"/>
  </office:font-face-decls>
  <office:automatic-styles>
    <style:style style:name="P1" style:family="paragraph" style:parent-style-name="Standard">
      <style:text-properties style:font-name="Arial" fo:font-size="14pt" officeooo:paragraph-rsid="00104253" style:font-size-asian="14pt" style:font-size-complex="14pt"/>
    </style:style>
    <style:style style:name="P2" style:family="paragraph" style:parent-style-name="Standard">
      <style:text-properties style:font-name="Arial" fo:font-size="14pt" style:font-size-asian="14pt" style:font-size-complex="14pt"/>
    </style:style>
    <style:style style:name="P3" style:family="paragraph" style:parent-style-name="Standard">
      <style:text-properties style:font-name="Arial" fo:font-size="14pt" officeooo:rsid="00104253" officeooo:paragraph-rsid="00104253" style:font-size-asian="14pt" style:font-size-complex="14pt"/>
    </style:style>
    <style:style style:name="P4" style:family="paragraph" style:parent-style-name="Standard">
      <style:text-properties style:font-name="Arial" fo:font-size="14pt" fo:font-style="italic" officeooo:paragraph-rsid="00104253" style:font-size-asian="14pt" style:font-style-asian="italic" style:font-size-complex="14pt" style:font-style-complex="italic"/>
    </style:style>
    <style:style style:name="P5" style:family="paragraph" style:parent-style-name="Standard">
      <style:text-properties style:font-name="Arial" fo:font-size="14pt" fo:font-style="italic" officeooo:rsid="00104253" officeooo:paragraph-rsid="00104253" style:font-size-asian="14pt" style:font-style-asian="italic" style:font-size-complex="14pt" style:font-style-complex="italic"/>
    </style:style>
    <style:style style:name="P6" style:family="paragraph" style:parent-style-name="Standard">
      <style:text-properties style:font-name="Arial" fo:font-size="16pt" style:text-underline-style="solid" style:text-underline-width="auto" style:text-underline-color="font-color" fo:font-weight="normal" officeooo:rsid="00104253" officeooo:paragraph-rsid="00104253" style:font-size-asian="16pt" style:font-weight-asian="normal" style:font-size-complex="16pt" style:font-weight-complex="normal"/>
    </style:style>
    <style:style style:name="P7" style:family="paragraph" style:parent-style-name="Standard">
      <style:text-properties style:font-name="Arial" fo:font-size="16pt" style:text-underline-style="solid" style:text-underline-width="auto" style:text-underline-color="font-color" style:font-size-asian="16pt" style:font-size-complex="16pt"/>
    </style:style>
    <style:style style:name="P8" style:family="paragraph" style:parent-style-name="Standard">
      <style:text-properties style:font-name="Arial" fo:font-size="16pt" style:text-underline-style="solid" style:text-underline-width="auto" style:text-underline-color="font-color" officeooo:rsid="00104253" officeooo:paragraph-rsid="00104253" style:font-size-asian="16pt" style:font-size-complex="16pt"/>
    </style:style>
    <style:style style:name="T1" style:family="text">
      <style:text-properties officeooo:rsid="00104253"/>
    </style:style>
    <style:style style:name="T2" style:family="text">
      <style:text-properties style:font-name="Arial" officeooo:rsid="00104253" loext:padding="0cm" loext:border="none"/>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thieu ALASSOEUR</text:p>
      <text:p text:style-name="P3">Nathan GERMANY</text:p>
      <text:p text:style-name="P3"/>
      <text:p text:style-name="P6">Introduction :</text:p>
      <text:p text:style-name="P3"/>
      <text:p text:style-name="P5">Nathan : </text:p>
      <text:p text:style-name="P3"/>
      <text:p text:style-name="P2">Le projet « Comme un air de Tetris » consiste à réaliser un « Tetris », jeu vidéo de puzzle conçu par Alekseï Pajitnov en 1984 à l’aide de Vadim Guerassimov et Dimitri Pavlovski, dans le langage de programmation Python.</text:p>
      <text:p text:style-name="P2"/>
      <text:p text:style-name="P2">Ce projet en binôme permet alors de familiariser les étudiants au travail en groupe ainsi qu’aux travaux soumis à un cahier de charges.</text:p>
      <text:p text:style-name="P2"/>
      <text:p text:style-name="P2">De plus, dans le cadre du cours de « programmation Python », il permet d’appliquer en situation réelle les notions pédagogiques abordées lors des cours telles que les listes 1D, les listes 2D, les fonctions, les fichiers et les notions de bases</text:p>
      <text:p text:style-name="P2"><text:span text:style-name="T2"/></text:p>
      <text:p text:style-name="P7">Différents tests :</text:p>
      <text:p text:style-name="P2"/>
      <text:p text:style-name="P4"><text:span text:style-name="T1">Mathieu qui explique, Nathan à l’ordinateur : </text:span></text:p>
      <text:p text:style-name="P1">1. Premier test : Nous lançons le programme en choisissant la forme du losange on pose trois blocs, on voit que le score augmente puis on décide de mal poser trois blocs, nous perdons et la console affiche le score.</text:p>
      <text:p text:style-name="P1"/>
      <text:p text:style-name="P4"><text:span text:style-name="T1">Mathieu qui explique, Nathan à l’ordinateur : </text:span></text:p>
      <text:p text:style-name="P2">2. Deuxième test : on montre les règles, on choisis qu’on ne veut pas jouer.</text:p>
      <text:p text:style-name="P2"/>
      <text:p text:style-name="P4"><text:span text:style-name="T1">Nathan qui explique, Mathieu à l’ordinateur : </text:span></text:p>
      <text:p text:style-name="P2">3. Troisième test : on montre les règles, on choisis de jouer, on vérifie toutes les saisies sécurisées.</text:p>
      <text:p text:style-name="P2"/>
      <text:p text:style-name="P8">Réponses aux questions en commu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Default_20_Paragraph_20_Font" style:display-name="Default Paragraph Font"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02T18:27:54.289000000</meta:creation-date>
    <dc:date>2023-01-03T01:35:43.461000000</dc:date>
    <meta:editing-duration>PT7H7M49S</meta:editing-duration>
    <meta:editing-cycles>1</meta:editing-cycles>
    <meta:document-statistic meta:table-count="0" meta:image-count="0" meta:object-count="0" meta:page-count="1" meta:paragraph-count="15" meta:word-count="216" meta:character-count="1237" meta:non-whitespace-character-count="1032"/>
    <meta:generator>LibreOffice/7.4.0.3$Windows_X86_64 LibreOffice_project/f85e47c08ddd19c015c0114a68350214f7066f5a</meta:generator>
  </office:meta>
</office:document-meta>
</file>